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2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09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2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28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2-0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1-2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6232" calcext:value-type="float">
            <text:p>13.2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4144" calcext:value-type="float">
            <text:p>13.34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064" calcext:value-type="float">
            <text:p>13.4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14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836" calcext:value-type="float">
            <text:p>13.54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5416" calcext:value-type="float">
            <text:p>13.6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7608" calcext:value-type="float">
            <text:p>13.6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6752" calcext:value-type="float">
            <text:p>13.6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1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7232" calcext:value-type="float">
            <text:p>13.66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94664" calcext:value-type="float">
            <text:p>13.6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3808" calcext:value-type="float">
            <text:p>13.7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9048" calcext:value-type="float">
            <text:p>13.71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2576" calcext:value-type="float">
            <text:p>13.7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9528" calcext:value-type="float">
            <text:p>13.7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55624" calcext:value-type="float">
            <text:p>13.75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7816" calcext:value-type="float">
            <text:p>13.7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0008" calcext:value-type="float">
            <text:p>13.7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9152" calcext:value-type="float">
            <text:p>13.7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6104" calcext:value-type="float">
            <text:p>13.7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02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0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23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4016" calcext:value-type="float">
            <text:p>13.84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7064" calcext:value-type="float">
            <text:p>13.8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0112" calcext:value-type="float">
            <text:p>13.8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4-01-09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364" calcext:value-type="float">
            <text:p>13.8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2-08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16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0-20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9-12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6728" calcext:value-type="float">
            <text:p>14.2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368" calcext:value-type="float">
            <text:p>14.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6248" calcext:value-type="float">
            <text:p>14.1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1008" calcext:value-type="float">
            <text:p>14.1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4912" calcext:value-type="float">
            <text:p>14.1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1864" calcext:value-type="float">
            <text:p>14.1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9672" calcext:value-type="float">
            <text:p>14.1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11 1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3576" calcext:value-type="float">
            <text:p>14.1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4432" calcext:value-type="float">
            <text:p>14.1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3952" calcext:value-type="float">
            <text:p>14.0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6896" calcext:value-type="float">
            <text:p>14.0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4704" calcext:value-type="float">
            <text:p>14.0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03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7168" calcext:value-type="float">
            <text:p>13.91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07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4976" calcext:value-type="float">
            <text:p>13.90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6-0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063</text:p>
          </table:table-cell>
          <table:table-cell office:value-type="string" calcext:value-type="string">
            <text:p>QWTA at Minneapolis, Theodore Wirth Parkway Wells</text:p>
          </table:table-cell>
          <table:table-cell office:value-type="string" calcext:value-type="string">
            <text:p>2023-05-16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1928" calcext:value-type="float">
            <text:p>13.9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7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728" meta:object-count="0"/>
    <meta:user-defined meta:name="AppVersion">3.0</meta:user-defined>
  </office:meta>
</office:document-meta>
</file>